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6902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69cm" style:rel-column-width="2124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5.703cm" style:rel-column-width="13491*"/>
    </style:style>
    <style:style style:name="Tableau3.B" style:family="table-column">
      <style:table-column-properties style:column-width="2.588cm" style:rel-column-width="6121*"/>
    </style:style>
    <style:style style:name="Tableau3.C" style:family="table-column">
      <style:table-column-properties style:column-width="4.41cm" style:rel-column-width="10432*"/>
    </style:style>
    <style:style style:name="Tableau3.D" style:family="table-column">
      <style:table-column-properties style:column-width="4.997cm" style:rel-column-width="11822*"/>
    </style:style>
    <style:style style:name="Tableau3.F" style:family="table-column">
      <style:table-column-properties style:column-width="4.302cm" style:rel-column-width="10178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 style:master-page-name="">
      <style:table-properties style:width="27.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3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4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6" style:family="paragraph" style:parent-style-name="Standard">
      <style:text-properties style:font-name="Arial" officeooo:rsid="00ce3e49" officeooo:paragraph-rsid="00ed28f9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1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1" officeooo:rsid="0051829f" officeooo:paragraph-rsid="00ed28f9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text-properties style:font-name="Arial1" officeooo:rsid="00953895" officeooo:paragraph-rsid="00ed28f9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text-properties style:font-name="Arial1" officeooo:rsid="0054d877" officeooo:paragraph-rsid="0054d877" style:font-size-asian="10.5pt"/>
    </style:style>
    <style:style style:name="P30" style:family="paragraph" style:parent-style-name="Table_20_Contents">
      <style:text-properties style:font-name="Arial1" officeooo:rsid="0054d877" officeooo:paragraph-rsid="0055efe6" style:font-size-asian="10.5pt"/>
    </style:style>
    <style:style style:name="P31" style:family="paragraph" style:parent-style-name="Table_20_Contents">
      <style:text-properties style:font-name="Arial1" officeooo:rsid="00e731cf" officeooo:paragraph-rsid="00e731cf" style:font-size-asian="10.5pt"/>
    </style:style>
    <style:style style:name="P32" style:family="paragraph" style:parent-style-name="Table_20_Contents">
      <style:text-properties style:font-name="Arial1" officeooo:rsid="00ebb8f7" officeooo:paragraph-rsid="00ed28f9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4" style:family="paragraph" style:parent-style-name="Table_20_Contents">
      <style:text-properties style:font-name="Arial1" officeooo:rsid="00f63f28" officeooo:paragraph-rsid="00ed28f9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d28f9" style:font-size-asian="10.5pt" style:font-weight-asian="bold" style:font-weight-complex="bold"/>
    </style:style>
    <style:style style:name="P43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47" style:family="paragraph" style:parent-style-name="Text_20_body">
      <style:text-properties officeooo:rsid="00d50e1b"/>
    </style:style>
    <style:style style:name="P4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49" style:family="paragraph" style:parent-style-name="Text_20_body">
      <style:text-properties officeooo:paragraph-rsid="00ed28f9"/>
    </style:style>
    <style:style style:name="P50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1" style:family="paragraph" style:parent-style-name="Footnote">
      <style:paragraph-properties style:writing-mode="lr-tb"/>
      <style:text-properties officeooo:rsid="00fd93f5" officeooo:paragraph-rsid="00fd93f5"/>
    </style:style>
    <style:style style:name="P52" style:family="paragraph" style:parent-style-name="Text_20_body">
      <style:paragraph-properties style:writing-mode="lr-tb"/>
      <style:text-properties officeooo:rsid="00fd93f5" officeooo:paragraph-rsid="00fe62eb"/>
    </style:style>
    <style:style style:name="P53" style:family="paragraph" style:parent-style-name="Text_20_body">
      <style:paragraph-properties style:writing-mode="lr-tb"/>
      <style:text-properties officeooo:paragraph-rsid="00fa507c"/>
    </style:style>
    <style:style style:name="P54" style:family="paragraph" style:parent-style-name="Text_20_body">
      <style:paragraph-properties style:writing-mode="lr-tb"/>
      <style:text-properties officeooo:rsid="00fe62eb" officeooo:paragraph-rsid="00fe62eb"/>
    </style:style>
    <style:style style:name="P55" style:family="paragraph" style:parent-style-name="Text_20_body">
      <style:paragraph-properties style:writing-mode="lr-tb"/>
      <style:text-properties officeooo:rsid="00ff317c" officeooo:paragraph-rsid="00ff317c"/>
    </style:style>
    <style:style style:name="P56" style:family="paragraph" style:parent-style-name="Table_20_Contents">
      <style:paragraph-properties fo:text-align="center" style:justify-single-word="false"/>
      <style:text-properties style:font-name="Arial1" officeooo:paragraph-rsid="006d278d" style:font-size-asian="10.5pt"/>
    </style:style>
    <style:style style:name="P57" style:family="paragraph" style:parent-style-name="Table_20_Contents">
      <style:text-properties style:font-name="Arial1" officeooo:rsid="0129ffb6" officeooo:paragraph-rsid="0129ffb6" style:font-size-asian="10.5pt"/>
    </style:style>
    <style:style style:name="P58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P59" style:family="paragraph" style:parent-style-name="Heading_20_1" style:list-style-name="Numbering_20_1"/>
    <style:style style:name="P60" style:family="paragraph" style:parent-style-name="Heading_20_1" style:list-style-name="Numbering_20_1">
      <style:text-properties officeooo:paragraph-rsid="00ed28f9"/>
    </style:style>
    <style:style style:name="P61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2" style:family="paragraph" style:parent-style-name="Heading_20_1" style:list-style-name="Numbering_20_1">
      <style:paragraph-properties fo:break-before="page"/>
      <style:text-properties officeooo:paragraph-rsid="0129caa8"/>
    </style:style>
    <style:style style:name="P63" style:family="paragraph" style:parent-style-name="Heading_20_1" style:list-style-name="Numbering_20_1">
      <style:text-properties officeooo:rsid="00fa507c" officeooo:paragraph-rsid="00fd93f5"/>
    </style:style>
    <style:style style:name="P64" style:family="paragraph" style:parent-style-name="Heading_20_1" style:list-style-name="Numbering_20_1">
      <style:text-properties officeooo:rsid="00fa507c" officeooo:paragraph-rsid="00fa507c"/>
    </style:style>
    <style:style style:name="P65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P6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67" style:family="paragraph" style:parent-style-name="Text_20_body">
      <style:paragraph-properties fo:margin-top="0cm" fo:margin-bottom="0cm" style:contextual-spacing="false"/>
      <style:text-properties officeooo:rsid="00a83f06" officeooo:paragraph-rsid="0129ffb6"/>
    </style:style>
    <style:style style:name="P68" style:family="paragraph" style:parent-style-name="Text_20_body">
      <style:paragraph-properties fo:text-align="center" style:justify-single-word="false"/>
      <style:text-properties fo:font-size="13pt" fo:font-weight="bold" officeooo:rsid="0049d56a" officeooo:paragraph-rsid="0119f6ff" style:font-size-asian="13pt" style:font-weight-asian="bold" style:font-size-complex="13pt" style:font-weight-complex="bold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officeooo:rsid="0126014a"/>
    </style:style>
    <style:style style:name="T4" style:family="text">
      <style:text-properties officeooo:rsid="01283534"/>
    </style:style>
    <style:style style:name="T5" style:family="text">
      <style:text-properties fo:font-weight="normal" officeooo:rsid="000bf3ed" style:font-weight-asian="normal" style:font-weight-complex="normal"/>
    </style:style>
    <style:style style:name="T6" style:family="text">
      <style:text-properties fo:font-weight="normal" officeooo:rsid="00f7bea7" style:font-weight-asian="normal" style:font-weight-complex="normal"/>
    </style:style>
    <style:style style:name="T7" style:family="text">
      <style:text-properties fo:font-weight="normal" officeooo:rsid="01283534" style:font-weight-asian="normal" style:font-weight-complex="normal"/>
    </style:style>
    <style:style style:name="T8" style:family="text">
      <style:text-properties fo:font-weight="normal" officeooo:rsid="0126014a" style:font-weight-asian="normal" style:font-weight-complex="normal"/>
    </style:style>
    <style:style style:name="T9" style:family="text">
      <style:text-properties officeooo:rsid="00fd93f5"/>
    </style:style>
    <style:style style:name="T10" style:family="text">
      <style:text-properties officeooo:rsid="0055efe6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style:font-name="Arial"/>
    </style:style>
    <style:style style:name="T16" style:family="text">
      <style:text-properties style:font-name="Arial" officeooo:rsid="00bd7a51"/>
    </style:style>
    <style:style style:name="T17" style:family="text">
      <style:text-properties style:font-name="Arial" officeooo:rsid="00f2dd56"/>
    </style:style>
    <style:style style:name="T18" style:family="text">
      <style:text-properties style:font-name="Arial" officeooo:rsid="00bec504"/>
    </style:style>
    <style:style style:name="T19" style:family="text">
      <style:text-properties style:font-name="Arial" officeooo:rsid="00dac0f2"/>
    </style:style>
    <style:style style:name="T20" style:family="text">
      <style:text-properties style:font-name="Arial" fo:font-weight="bold" officeooo:rsid="007d4de9" style:font-weight-asian="bold" style:font-weight-complex="bold"/>
    </style:style>
    <style:style style:name="T21" style:family="text">
      <style:text-properties style:font-name="Arial" fo:font-weight="bold" officeooo:rsid="00826f41" style:font-weight-asian="bold" style:font-weight-complex="bold"/>
    </style:style>
    <style:style style:name="T22" style:family="text">
      <style:text-properties style:font-name="Arial" fo:font-weight="bold" officeooo:rsid="0119f6ff" style:font-weight-asian="bold" style:font-weight-complex="bold"/>
    </style:style>
    <style:style style:name="T23" style:family="text">
      <style:text-properties style:font-name="Arial" fo:font-weight="bold" officeooo:rsid="00d6ef99" style:font-weight-asian="bold" style:font-weight-complex="bold"/>
    </style:style>
    <style:style style:name="T24" style:family="text">
      <style:text-properties style:font-name="Arial" fo:font-weight="bold" officeooo:rsid="012b809b" style:font-weight-asian="bold" style:font-weight-complex="bold"/>
    </style:style>
    <style:style style:name="T25" style:family="text">
      <style:text-properties style:font-name="Arial" officeooo:rsid="011a4561"/>
    </style:style>
    <style:style style:name="T26" style:family="text">
      <style:text-properties style:font-name="Arial" officeooo:rsid="00d8bd6c"/>
    </style:style>
    <style:style style:name="T27" style:family="text">
      <style:text-properties style:font-name="Arial" fo:font-size="14pt" fo:font-weight="bold" officeooo:rsid="0119f6ff" style:font-size-asian="14pt" style:font-weight-asian="bold" style:font-size-complex="14pt" style:font-weight-complex="bold"/>
    </style:style>
    <style:style style:name="T28" style:family="text">
      <style:text-properties style:font-name="Arial" fo:font-size="14pt" fo:font-weight="bold" officeooo:rsid="00d6ef99" style:font-size-asian="14pt" style:font-weight-asian="bold" style:font-size-complex="14pt" style:font-weight-complex="bold"/>
    </style:style>
    <style:style style:name="T29" style:family="text">
      <style:text-properties style:font-name="Arial" fo:font-size="14pt" fo:font-weight="bold" officeooo:rsid="012b809b" style:font-size-asian="14pt" style:font-weight-asian="bold" style:font-size-complex="14pt" style:font-weight-complex="bold"/>
    </style:style>
    <style:style style:name="T30" style:family="text">
      <style:text-properties style:font-name="Arial" officeooo:rsid="0119f6ff"/>
    </style:style>
    <style:style style:name="T31" style:family="text">
      <style:text-properties style:font-name="Arial" officeooo:rsid="00d6ef99"/>
    </style:style>
    <style:style style:name="T32" style:family="text">
      <style:text-properties style:font-name="Arial" officeooo:rsid="012b809b"/>
    </style:style>
    <style:style style:name="T33" style:family="text">
      <style:text-properties officeooo:rsid="00a8da83"/>
    </style:style>
    <style:style style:name="T34" style:family="text">
      <style:text-properties officeooo:rsid="00f73a20"/>
    </style:style>
    <style:style style:name="T35" style:family="text">
      <style:text-properties officeooo:rsid="00ed9128"/>
    </style:style>
    <style:style style:name="T36" style:family="text">
      <style:text-properties officeooo:rsid="00cfebe2"/>
    </style:style>
    <style:style style:name="T37" style:family="text">
      <style:text-properties officeooo:rsid="00f58c9d"/>
    </style:style>
    <style:style style:name="T38" style:family="text">
      <style:text-properties officeooo:rsid="00f5ca37"/>
    </style:style>
    <style:style style:name="T39" style:family="text">
      <style:text-properties officeooo:rsid="00f7bea7"/>
    </style:style>
    <style:style style:name="T40" style:family="text">
      <style:text-properties style:font-name="Arial1" officeooo:rsid="00ff317c" style:font-size-asian="10.5pt"/>
    </style:style>
    <style:style style:name="T41" style:family="text">
      <style:text-properties officeooo:rsid="00ff317c"/>
    </style:style>
    <style:style style:name="T42" style:family="text">
      <style:text-properties officeooo:rsid="0100ee09"/>
    </style:style>
    <style:style style:name="T43" style:family="text">
      <style:text-properties officeooo:rsid="0107bd32"/>
    </style:style>
    <style:style style:name="T44" style:family="text">
      <style:text-properties fo:font-size="28pt" fo:font-weight="bold" style:font-size-asian="28pt" style:font-weight-asian="bold" style:font-size-complex="28pt" style:font-weight-complex="bold"/>
    </style:style>
    <style:style style:name="T45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46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47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fd93f5" style:font-weight-asian="bold" style:font-weight-complex="bold"/>
    </style:style>
    <style:style style:name="T50" style:family="text">
      <style:text-properties fo:font-weight="bold" officeooo:rsid="010b2789" style:font-weight-asian="bold" style:font-weight-complex="bold"/>
    </style:style>
    <style:style style:name="T51" style:family="text">
      <style:text-properties fo:font-weight="bold" officeooo:rsid="0119f6ff" style:font-weight-asian="bold" style:font-weight-complex="bold"/>
    </style:style>
    <style:style style:name="T52" style:family="text">
      <style:text-properties fo:font-weight="bold" officeooo:rsid="00d6ef99" style:font-weight-asian="bold" style:font-weight-complex="bold"/>
    </style:style>
    <style:style style:name="T53" style:family="text">
      <style:text-properties officeooo:rsid="01194657"/>
    </style:style>
    <style:style style:name="T54" style:family="text">
      <style:text-properties officeooo:rsid="005eab25"/>
    </style:style>
    <style:style style:name="T55" style:family="text">
      <style:text-properties officeooo:rsid="011569be"/>
    </style:style>
    <style:style style:name="T56" style:family="text">
      <style:text-properties officeooo:rsid="0036119a"/>
    </style:style>
    <style:style style:name="T57" style:family="text">
      <style:text-properties officeooo:rsid="0118745b"/>
    </style:style>
    <style:style style:name="T58" style:family="text">
      <style:text-properties officeooo:rsid="0129caa8"/>
    </style:style>
    <style:style style:name="T59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T60" style:family="text">
      <style:text-properties fo:font-size="22pt" fo:font-weight="bold" officeooo:rsid="0049d56a" style:font-size-asian="22pt" style:font-weight-asian="bold" style:font-size-complex="22pt" style:font-weight-complex="bold"/>
    </style:style>
    <style:style style:name="T61" style:family="text">
      <style:text-properties officeooo:rsid="0129ffb6"/>
    </style:style>
    <style:style style:name="T62" style:family="text">
      <style:text-properties officeooo:rsid="005cfa2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30">Réf : </text:span><text:span text:style-name="T31">{titre_prevention} – </text:span><text:span text:style-name="T32">Titre du plan de prévention</text:span><text:span text:style-name="T25"> </text:span><text:span text:style-name="T26">: </text:span><text:span text:style-name="T19">{raison_du_plan_de_prevention}</text:span></text:p>
      <text:list text:style-name="Numbering_20_1">
        <text:list-item>
          <text:h text:style-name="P60" text:outline-level="1">Numéro<text:span text:style-name="T14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Pompiers</text:p>
          </table:table-cell>
          <table:table-cell table:style-name="Tableau1.A1" office:value-type="string">
            <text:p text:style-name="P4">Police/Gendarmerie</text:p>
          </table:table-cell>
          <table:table-cell table:style-name="Tableau1.A1" office:value-type="string">
            <text:p text:style-name="P5">SAMU</text:p>
          </table:table-cell>
          <table:table-cell table:style-name="Tableau1.D1" office:value-type="string">
            <text:p text:style-name="P5">TOUTE URGENCE</text:p>
          </table:table-cell>
        </table:table-row>
        <table:table-row>
          <table:table-cell table:style-name="Tableau1.A2" office:value-type="string">
            <text:p text:style-name="P6">{pompier_number}</text:p>
          </table:table-cell>
          <table:table-cell table:style-name="Tableau1.A2" office:value-type="string">
            <text:p text:style-name="P7">{police_number}</text:p>
          </table:table-cell>
          <table:table-cell table:style-name="Tableau1.A2" office:value-type="string">
            <text:p text:style-name="P8">{samu_number}</text:p>
          </table:table-cell>
          <table:table-cell table:style-name="Tableau1.D2" office:value-type="string">
            <text:p text:style-name="P9">{emergency_number}</text:p>
          </table:table-cell>
        </table:table-row>
      </table:table>
      <text:list text:continue-numbering="true" text:style-name="Numbering_20_1">
        <text:list-item>
          <text:h text:style-name="P61" text:outline-level="1">Moyens <text:span text:style-name="T12">généraux </text:span>mis à disposition</text:h>
        </text:list-item>
      </text:list>
      <text:p text:style-name="P16">{moyen_generaux_mis_disposition}</text:p>
      <text:list text:continue-numbering="true" text:style-name="Numbering_20_1">
        <text:list-item>
          <text:h text:style-name="P60" text:outline-level="1">Consignes Générales</text:h>
        </text:list-item>
      </text:list>
      <text:p text:style-name="P50">{consigne_generale}</text:p>
      <text:list xml:id="list200144521905145" text:continue-numbering="true" text:style-name="Numbering_20_1">
        <text:list-item>
          <text:h text:style-name="P63" text:outline-level="1"><text:span text:style-name="T9">Inspection commune préalable</text:span><text:span text:style-name="T9"><text:note text:id="ftn2" text:note-class="footnote"><text:note-citation>1</text:note-citation><text:note-body><text:p text:style-name="Footnote"><text:span text:style-name="T9">A</text:span>rt. R. 4512-2 et R. 4512-3 du Code du travail</text:p></text:note-body></text:note></text:span></text:h>
        </text:list-item>
      </text:list>
      <text:p text:style-name="P53">L’entreprise utilisatrice <text:span text:style-name="T9">à </text:span>procéd<text:span text:style-name="T9">é</text:span>, préalablement à l’exécution de l’opération, à une inspection commune <text:span text:style-name="T9">préalable en date du </text:span><text:span text:style-name="T49">{prior_visit_date}</text:span></text:p>
      <text:p text:style-name="P55">Lors de cette visite les points suivants ont ét<text:span text:style-name="T42">é présenté par l’Entreprise Utilisatrice</text:span>:</text:p>
      <text:list text:style-name="L1">
        <text:list-item>
          <text:p text:style-name="P65"><text:span text:style-name="T41">L</text:span>ieux de travail, </text:p>
        </text:list-item>
        <text:list-item>
          <text:p text:style-name="P65"><text:span text:style-name="T40">I</text:span>nstallations qui s’y trouvent,</text:p>
        </text:list-item>
        <text:list-item>
          <text:p text:style-name="P65"><text:span text:style-name="T40">M</text:span>atériels éventuellement mis à disposition des entreprises extérieures.</text:p>
        </text:list-item>
        <text:list-item>
          <text:p text:style-name="P65"><text:span text:style-name="T42">D</text:span>élimiter le secteur de l’intervention des entreprises extérieures,</text:p>
        </text:list-item>
        <text:list-item>
          <text:p text:style-name="P65"><text:span text:style-name="T42">M</text:span>atérialiser les zones de ce secteur qui peuvent présenter des dangers pour les travailleurs, </text:p>
        </text:list-item>
        <text:list-item>
          <text:p text:style-name="P65"><text:span text:style-name="T42">I</text:span>ndiquer les voies de circulation que pourront emprunter les travailleurs ainsi que les véhicules et engins de toute nature appartenant aux entreprises extérieures,</text:p>
        </text:list-item>
        <text:list-item>
          <text:p text:style-name="P65"><text:soft-page-break/><text:span text:style-name="T42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3">Toutes les <text:span text:style-name="T42">E</text:span>ntreprises <text:span text:style-name="T42">Extérieures</text:span>, sous-traitants compris, concourant à l’exécution d’une même opération doivent participer simultanément à l’inspection commune préalable afin d’assurer leurs informations réciproques.</text:p>
      <text:p text:style-name="P54">Les commentaires suivants ont été relevés :</text:p>
      <text:p text:style-name="P52">{prior_visit_text}</text:p>
      <text:list text:continue-list="list200144521905145" text:style-name="Numbering_20_1">
        <text:list-item>
          <text:h text:style-name="P64" text:outline-level="1">Premiers secours</text:h>
        </text:list-item>
      </text:list>
      <text:p text:style-name="P67">{premiers_secours}</text:p>
      <text:list text:continue-numbering="true" text:style-name="Numbering_20_1">
        <text:list-item>
          <text:h text:style-name="P59" text:outline-level="1">Intervention</text:h>
        </text:list-item>
      </text:list>
      <text:p text:style-name="P48"><text:span text:style-name="T16">Ce</text:span><text:span text:style-name="T17"> plan débute le : </text:span><text:span text:style-name="T20">{date_start_intervention_PPP}</text:span><text:span text:style-name="T17"> et fini</text:span><text:span text:style-name="T18">t</text:span><text:span text:style-name="T17"> le : </text:span><text:span text:style-name="T21">{date_end_intervention_PPP}</text:span></text:p>
      <text:p text:style-name="P21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3"/>
          </table:table-cell>
          <table:table-cell table:style-name="Table1.B1" office:value-type="string">
            <text:p text:style-name="P43">Lundi</text:p>
          </table:table-cell>
          <table:table-cell table:style-name="Table1.B1" office:value-type="string">
            <text:p text:style-name="P43">Mardi</text:p>
          </table:table-cell>
          <table:table-cell table:style-name="Table1.B1" office:value-type="string">
            <text:p text:style-name="P43">Mercredi</text:p>
          </table:table-cell>
          <table:table-cell table:style-name="Table1.B1" office:value-type="string">
            <text:p text:style-name="P43">Jeudi</text:p>
          </table:table-cell>
          <table:table-cell table:style-name="Table1.B1" office:value-type="string">
            <text:p text:style-name="P43">Vendredi</text:p>
          </table:table-cell>
          <table:table-cell table:style-name="Table1.B1" office:value-type="string">
            <text:p text:style-name="P43">Samedi</text:p>
          </table:table-cell>
          <table:table-cell table:style-name="Table1.H1" office:value-type="string">
            <text:p text:style-name="P43">Dimanche</text:p>
          </table:table-cell>
        </table:table-row>
        <table:table-row table:style-name="Table1.2">
          <table:table-cell table:style-name="Table1.A2" office:value-type="string">
            <text:p text:style-name="P43">Matin</text:p>
          </table:table-cell>
          <table:table-cell table:style-name="Table1.B2" office:value-type="string">
            <text:p text:style-name="P45">{lundi_matin}</text:p>
          </table:table-cell>
          <table:table-cell table:style-name="Table1.C2" office:value-type="string">
            <text:p text:style-name="P45">{mardi_matin}</text:p>
          </table:table-cell>
          <table:table-cell table:style-name="Table1.D2" office:value-type="string">
            <text:p text:style-name="P45">{mercredi_matin}</text:p>
          </table:table-cell>
          <table:table-cell table:style-name="Table1.E2" office:value-type="string">
            <text:p text:style-name="P45">{jeudi_matin}</text:p>
          </table:table-cell>
          <table:table-cell table:style-name="Table1.F2" office:value-type="string">
            <text:p text:style-name="P45">{vendredi_matin}</text:p>
          </table:table-cell>
          <table:table-cell table:style-name="Table1.G2" office:value-type="string">
            <text:p text:style-name="P45">{samedi_matin}</text:p>
          </table:table-cell>
          <table:table-cell table:style-name="Table1.H2" office:value-type="string">
            <text:p text:style-name="P45">{dimanche_matin}</text:p>
          </table:table-cell>
        </table:table-row>
        <table:table-row table:style-name="Table1.3">
          <table:table-cell table:style-name="Table1.A3" office:value-type="string">
            <text:p text:style-name="P44">Après-midi</text:p>
          </table:table-cell>
          <table:table-cell table:style-name="Table1.B3" office:value-type="string">
            <text:p text:style-name="P45">{lundi_aprem}</text:p>
          </table:table-cell>
          <table:table-cell table:style-name="Table1.C3" office:value-type="string">
            <text:p text:style-name="P45">{mardi_aprem}</text:p>
          </table:table-cell>
          <table:table-cell table:style-name="Table1.D3" office:value-type="string">
            <text:p text:style-name="P45">{mercredi_aprem}</text:p>
          </table:table-cell>
          <table:table-cell table:style-name="Table1.E3" office:value-type="string">
            <text:p text:style-name="P45">{jeudi_aprem}</text:p>
          </table:table-cell>
          <table:table-cell table:style-name="Table1.F3" office:value-type="string">
            <text:p text:style-name="P45">{vendredi_aprem}</text:p>
          </table:table-cell>
          <table:table-cell table:style-name="Table1.G3" office:value-type="string">
            <text:p text:style-name="P45">{samedi_aprem}</text:p>
          </table:table-cell>
          <table:table-cell table:style-name="Table1.H3" office:value-type="string">
            <text:p text:style-name="P45">{dimanche_aprem}</text:p>
          </table:table-cell>
        </table:table-row>
      </table:table>
      <text:p text:style-name="P20"/>
      <text:p text:style-name="P20">Vous avez prévu <text:span text:style-name="T36">{interventions_info} </text:span>pour ce plan de prévention, vous trouverez ci-apr<text:span text:style-name="T38">è</text:span>s le détails des actions que vous avez prévu<text:span text:style-name="T37">es</text:span>, les risques engendrés et les moyens de préventions mis en œuvre.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>
            <table:table-cell table:style-name="Tableau5.A1" office:value-type="string">
              <text:p text:style-name="P23">IdRPP<text:note text:id="ftn3" text:note-class="footnote"><text:note-citation>2</text:note-citation><text:note-body><text:p text:style-name="P15">Identifiant unique du plan de prévention</text:p></text:note-body></text:note></text:p>
            </table:table-cell>
            <table:table-cell table:style-name="Tableau5.A1" office:value-type="string">
              <text:p text:style-name="P24"><text:span text:style-name="T53">S</text:span><text:span text:style-name="T53"><text:note text:id="ftn4" text:note-class="footnote"><text:note-citation>3</text:note-citation><text:note-body><text:p text:style-name="P14"><text:span text:style-name="T56">Identifiant unique </text:span><text:span text:style-name="T55">de l’établissement, unité de travail et/ou groupement</text:span>.</text:p></text:note-body></text:note></text:span><text:span text:style-name="T53"> - </text:span>UT ou GP</text:p>
            </table:table-cell>
            <table:table-cell table:style-name="Tableau5.A1" office:value-type="string">
              <text:p text:style-name="P2">Description <text:span text:style-name="T11">des actions réalisées</text:span></text:p>
            </table:table-cell>
            <table:table-cell table:style-name="Tableau5.A1" office:value-type="string">
              <text:p text:style-name="P22">Risque<text:span text:style-name="T13"><text:note text:id="ftn5" text:note-class="footnote"><text:note-citation>4</text:note-citation><text:note-body><text:p text:style-name="P15">La <text:span text:style-name="T54">catégorie</text:span> de risque selon la classification de l’inrs ED840.pdf</text:p></text:note-body></text:note></text:span></text:p>
            </table:table-cell>
            <table:table-cell table:style-name="Tableau5.E1" office:value-type="string">
              <text:p text:style-name="P2">Moyens de prévention <text:span text:style-name="T55">afin de limiter le risque</text:span></text:p>
            </table:table-cell>
          </table:table-row>
        </table:table-header-rows>
        <table:table-row>
          <table:table-cell table:style-name="Tableau5.A2" office:value-type="string">
            <text:p text:style-name="P18">[!-- BEGIN row.interventions --]{key_unique}</text:p>
          </table:table-cell>
          <table:table-cell table:style-name="Tableau5.B2" office:value-type="string">
            <text:p text:style-name="P10">{unite_travail}</text:p>
          </table:table-cell>
          <table:table-cell table:style-name="Tableau5.C2" office:value-type="string">
            <text:p text:style-name="P11">{action}</text:p>
          </table:table-cell>
          <table:table-cell table:style-name="Tableau5.D2" office:value-type="string">
            <text:p text:style-name="P11">{risk_photo}</text:p>
            <text:p text:style-name="P12">{nomPicto}</text:p>
          </table:table-cell>
          <table:table-cell table:style-name="Tableau5.E2" office:value-type="string">
            <text:p text:style-name="P17"><text:span text:style-name="T33">{prevention}</text:span>[!-- END row.interventions --]</text:p>
          </table:table-cell>
        </table:table-row>
      </table:table>
      <text:list text:continue-numbering="true" text:style-name="Numbering_20_1">
        <text:list-item>
          <text:h text:style-name="P60" text:outline-level="1">Informations <text:span text:style-name="T43">Entreprise Extérieure </text:span><text:span text:style-name="T57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5">Nom de l’<text:span text:style-name="T43">Entreprise</text:span> <text:span text:style-name="T43">Extérieure</text:span></text:p>
          </table:table-cell>
          <table:table-cell table:style-name="Tableau2.A1" office:value-type="string">
            <text:p text:style-name="P27">{society_title}</text:p>
          </table:table-cell>
          <table:table-cell table:style-name="Tableau2.A1" office:value-type="string">
            <text:p text:style-name="P26">Siret</text:p>
          </table:table-cell>
          <table:table-cell table:style-name="Tableau2.D1" office:value-type="string">
            <text:p text:style-name="P28">{society_siret_id}</text:p>
          </table:table-cell>
        </table:table-row>
        <table:table-row>
          <table:table-cell table:style-name="Tableau2.A2" office:value-type="string">
            <text:p text:style-name="P32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2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5">{society_town}</text:p>
          </table:table-cell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header-rows>
          <table:table-row table:style-name="Tableau3.1">
            <table:table-cell table:style-name="Tableau3.A1" office:value-type="string">
              <text:p text:style-name="P37"><text:span text:style-name="T50">Signature i</text:span><text:span text:style-name="T48">ntervenant</text:span><text:note text:id="ftn6" text:note-class="footnote"><text:note-citation>5</text:note-citation><text:note-body><text:p text:style-name="P13">Identifiant unique de l’intervenant pour ce plan de prévention</text:p></text:note-body></text:note></text:p>
            </table:table-cell>
            <table:table-cell table:style-name="Tableau3.A1" office:value-type="string">
              <text:p text:style-name="P42">Nom</text:p>
            </table:table-cell>
            <table:table-cell table:style-name="Tableau3.A1" office:value-type="string">
              <text:p text:style-name="P42">Prénom</text:p>
            </table:table-cell>
            <table:table-cell table:style-name="Tableau3.A1" office:value-type="string">
              <text:p text:style-name="P42">Mail</text:p>
            </table:table-cell>
            <table:table-cell table:style-name="Tableau3.A1" office:value-type="string">
              <text:p text:style-name="P42">Téléphone</text:p>
            </table:table-cell>
            <table:table-cell table:style-name="Tableau3.F1" office:value-type="string">
              <text:p text:style-name="P42">Statut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36">[!-- BEGIN row.intervenants --]<text:span text:style-name="T34">{intervenants_signature}</text:span></text:p>
          </table:table-cell>
          <table:table-cell table:style-name="Tableau3.B2" office:value-type="string">
            <text:p text:style-name="P36">{name}</text:p>
          </table:table-cell>
          <table:table-cell table:style-name="Tableau3.C2" office:value-type="string">
            <text:p text:style-name="P36">{lastname}</text:p>
          </table:table-cell>
          <table:table-cell table:style-name="Tableau3.D2" office:value-type="string">
            <text:p text:style-name="P36">{mail}</text:p>
          </table:table-cell>
          <table:table-cell table:style-name="Tableau3.E2" office:value-type="string">
            <text:p text:style-name="P36">{phone}</text:p>
          </table:table-cell>
          <table:table-cell table:style-name="Tableau3.F2" office:value-type="string">
            <text:p text:style-name="P36">{status}[!-- END row.intervenants --]</text:p>
          </table:table-cell>
        </table:table-row>
      </table:table>
      <text:p text:style-name="P46"/>
      <text:p text:style-name="P46"><text:span text:style-name="T35">Nombre d’intervenants pour ce plan de prévention : </text:span>{intervenants_info}</text:p>
      <text:list text:continue-numbering="true" text:style-name="Numbering_20_1">
        <text:list-item>
          <text:h text:style-name="P62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57">Rôle des entreprises</text:p>
            </table:table-cell>
            <table:table-cell table:style-name="Tableau4.A1" office:value-type="string">
              <text:p text:style-name="P56">Responsable Entreprise Utilisatrice (EU)</text:p>
            </table:table-cell>
            <table:table-cell table:style-name="Tableau4.C1" office:value-type="string">
              <text:p text:style-name="P56">Responsable Entreprise Extérieure (EE)</text:p>
            </table:table-cell>
          </table:table-row>
        </table:table-header-rows>
        <table:table-row>
          <table:table-cell table:style-name="Tableau4.A2" office:value-type="string">
            <text:p text:style-name="P29">Nom </text:p>
          </table:table-cell>
          <table:table-cell table:style-name="Tableau4.B2" office:value-type="string">
            <text:p text:style-name="P38">{maitre_oeuvre_lname}</text:p>
          </table:table-cell>
          <table:table-cell table:style-name="Tableau4.C2" office:value-type="string">
            <text:p text:style-name="P38">{intervenant_exterieur_lname}</text:p>
          </table:table-cell>
        </table:table-row>
        <table:table-row>
          <table:table-cell table:style-name="Tableau4.A2" office:value-type="string">
            <text:p text:style-name="P29">Prénom</text:p>
          </table:table-cell>
          <table:table-cell table:style-name="Tableau4.B2" office:value-type="string">
            <text:p text:style-name="P38">{maitre_oeuvre_fname}</text:p>
          </table:table-cell>
          <table:table-cell table:style-name="Tableau4.C2" office:value-type="string">
            <text:p text:style-name="P38">{intervenant_exterieur_fname}</text:p>
          </table:table-cell>
        </table:table-row>
        <table:table-row>
          <table:table-cell table:style-name="Tableau4.A2" office:value-type="string">
            <text:p text:style-name="P31">E-mail<text:span text:style-name="T61">s</text:span></text:p>
          </table:table-cell>
          <table:table-cell table:style-name="Tableau4.B2" office:value-type="string">
            <text:p text:style-name="P39">{maitre_oeuvre_email}</text:p>
          </table:table-cell>
          <table:table-cell table:style-name="Tableau4.C2" office:value-type="string">
            <text:p text:style-name="P39">{intervenant_exterieur_email}</text:p>
          </table:table-cell>
        </table:table-row>
        <table:table-row>
          <table:table-cell table:style-name="Tableau4.A2" office:value-type="string">
            <text:p text:style-name="P29">Portable</text:p>
          </table:table-cell>
          <table:table-cell table:style-name="Tableau4.B2" office:value-type="string">
            <text:p text:style-name="P38">{maitre_oeuvre_phone}</text:p>
          </table:table-cell>
          <table:table-cell table:style-name="Tableau4.C2" office:value-type="string">
            <text:p text:style-name="P38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0"><text:span text:style-name="T10">Date et </text:span>Signature</text:p>
          </table:table-cell>
          <table:table-cell table:style-name="Tableau4.B2" office:value-type="string">
            <text:p text:style-name="P38">Le {maitre_oeuvre_signature_date},</text:p>
            <text:p text:style-name="P40">{maitre_oeuvre_signature}</text:p>
          </table:table-cell>
          <table:table-cell table:style-name="Tableau4.C2" office:value-type="string">
            <text:p text:style-name="P38">Le {intervenant_exterieur_signature_date},</text:p>
            <text:p text:style-name="P41">{intervenant_exterieur_signature}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M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MT4" style:family="text"/>
    <style:style style:name="MT5" style:family="text">
      <style:text-properties officeooo:rsid="006969e6"/>
    </style:style>
    <style:style style:name="MT6" style:family="text">
      <style:text-properties officeooo:rsid="0126014a"/>
    </style:style>
    <style:style style:name="MT7" style:family="text">
      <style:text-properties officeooo:rsid="01283534"/>
    </style:style>
    <style:style style:name="MT8" style:family="text">
      <style:text-properties fo:font-weight="normal" officeooo:rsid="000bf3ed" style:font-weight-asian="normal" style:font-weight-complex="normal"/>
    </style:style>
    <style:style style:name="MT9" style:family="text">
      <style:text-properties fo:font-weight="normal" officeooo:rsid="00f7bea7" style:font-weight-asian="normal" style:font-weight-complex="normal"/>
    </style:style>
    <style:style style:name="MT10" style:family="text">
      <style:text-properties fo:font-weight="normal" officeooo:rsid="01283534" style:font-weight-asian="normal" style:font-weight-complex="normal"/>
    </style:style>
    <style:style style:name="MT11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5.961cm" svg:y="1.055cm" svg:width="1.707cm" svg:height="0.397cm" draw:z-index="3"><draw:image xlink:href="Pictures/10000000000000500000000F1A3681F19468C459.png" xlink:type="simple" xlink:show="embed" xlink:actuate="onLoad" draw:mime-type="image/png"/></draw:frame><text:span text:style-name="MT1">{mycompany_logo}<text:tab/></text:span><text:span text:style-name="MT2">Plan de prévention</text:span><text:span text:style-name="MT3"><text:tab/></text:span><text:a xlink:type="simple" xlink:href="https://www.digirisk.com/" text:style-name="Internet_20_link" text:visited-style-name="Visited_20_Internet_20_Link">Digirisk.com</text:a></text:p>
        <text:p text:style-name="MP2"/>
      </style:header>
      <style:footer>
        <text:p text:style-name="MP3"><text:file-name text:display="name-and-extension">template_preventionplandocument.odt</text:file-name><text:s/><text:tab/>Version <text:span text:style-name="MT5">1.</text:span><text:span text:style-name="MT6">5</text:span><text:span text:style-name="MT5">.</text:span><text:span text:style-name="MT7">1</text:span><text:span text:style-name="MT5"> – </text:span><text:span text:style-name="MT8">20</text:span><text:span text:style-name="MT9">2</text:span><text:span text:style-name="MT10">40301</text:span><text:span text:style-name="MT11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3-21T20:01:44.002000000</dc:date>
    <meta:editing-duration>PT16H51M11S</meta:editing-duration>
    <meta:editing-cycles>277</meta:editing-cycles>
    <meta:generator>LibreOffice/7.5.9.2$Windows_X86_64 LibreOffice_project/cdeefe45c17511d326101eed8008ac4092f278a9</meta:generator>
    <meta:document-statistic meta:table-count="6" meta:image-count="1" meta:object-count="0" meta:page-count="4" meta:paragraph-count="119" meta:word-count="443" meta:character-count="3711" meta:non-whitespace-character-count="3383"/>
  </office:meta>
</office:document-meta>
</file>